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color="#000000" draw:fill="none" draw:fill-color="#ffffff" fo:min-height="1.909cm"/>
    </style:style>
    <style:style style:name="gr5" style:family="graphic" style:parent-style-name="standard">
      <style:graphic-properties draw:stroke="none" svg:stroke-color="#000000" draw:fill="none" draw:fill-color="#ffffff" fo:min-height="2.9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37pt" style:font-size-asian="37pt" style:font-size-complex="37pt"/>
    </style:style>
    <style:style style:name="P5" style:family="paragraph">
      <loext:graphic-properties draw:fill="none" draw:fill-color="#ffffff"/>
      <style:text-properties fo:font-size="37pt" style:font-size-asian="37pt" style:font-size-complex="37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7pt" style:font-size-asian="37pt" style:font-size-complex="3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78cm" svg:y1="4.977cm" svg:x2="9.448cm" svg:y2="4.977cm">
          <text:p/>
        </draw:line>
        <draw:line draw:style-name="gr1" draw:text-style-name="P1" draw:layer="layout" svg:x1="9.448cm" svg:y1="4.977cm" svg:x2="9.448cm" svg:y2="2.437cm">
          <text:p/>
        </draw:line>
        <draw:line draw:style-name="gr1" draw:text-style-name="P1" draw:layer="layout" svg:x1="9.448cm" svg:y1="2.437cm" svg:x2="11.988cm" svg:y2="2.437cm">
          <text:p/>
        </draw:line>
        <draw:line draw:style-name="gr1" draw:text-style-name="P1" draw:layer="layout" svg:x1="11.988cm" svg:y1="2.437cm" svg:x2="11.988cm" svg:y2="4.977cm">
          <text:p/>
        </draw:line>
        <draw:line draw:style-name="gr1" draw:text-style-name="P1" draw:layer="layout" svg:x1="11.988cm" svg:y1="4.977cm" svg:x2="14.528cm" svg:y2="4.977cm">
          <text:p/>
        </draw:line>
        <draw:line draw:style-name="gr1" draw:text-style-name="P1" draw:layer="layout" svg:x1="14.548cm" svg:y1="4.977cm" svg:x2="14.548cm" svg:y2="2.437cm">
          <text:p/>
        </draw:line>
        <draw:line draw:style-name="gr1" draw:text-style-name="P1" draw:layer="layout" svg:x1="14.548cm" svg:y1="2.437cm" svg:x2="17.088cm" svg:y2="2.437cm">
          <text:p/>
        </draw:line>
        <draw:line draw:style-name="gr1" draw:text-style-name="P1" draw:layer="layout" svg:x1="17.088cm" svg:y1="2.437cm" svg:x2="17.088cm" svg:y2="4.977cm">
          <text:p/>
        </draw:line>
        <draw:line draw:style-name="gr1" draw:text-style-name="P1" draw:layer="layout" svg:x1="17.088cm" svg:y1="4.977cm" svg:x2="19.628cm" svg:y2="4.977cm">
          <text:p/>
        </draw:line>
        <draw:line draw:style-name="gr1" draw:text-style-name="P1" draw:layer="layout" svg:x1="19.648cm" svg:y1="4.977cm" svg:x2="19.648cm" svg:y2="2.437cm">
          <text:p/>
        </draw:line>
        <draw:line draw:style-name="gr1" draw:text-style-name="P1" draw:layer="layout" svg:x1="19.648cm" svg:y1="2.437cm" svg:x2="22.188cm" svg:y2="2.437cm">
          <text:p/>
        </draw:line>
        <draw:line draw:style-name="gr1" draw:text-style-name="P1" draw:layer="layout" svg:x1="22.188cm" svg:y1="2.437cm" svg:x2="22.188cm" svg:y2="4.977cm">
          <text:p/>
        </draw:line>
        <draw:line draw:style-name="gr1" draw:text-style-name="P1" draw:layer="layout" svg:x1="22.188cm" svg:y1="4.977cm" svg:x2="24.728cm" svg:y2="4.977cm">
          <text:p/>
        </draw:line>
        <draw:line draw:style-name="gr1" draw:text-style-name="P1" draw:layer="layout" svg:x1="24.748cm" svg:y1="4.977cm" svg:x2="24.748cm" svg:y2="2.437cm">
          <text:p/>
        </draw:line>
        <draw:line draw:style-name="gr1" draw:text-style-name="P1" draw:layer="layout" svg:x1="24.748cm" svg:y1="2.437cm" svg:x2="27.288cm" svg:y2="2.437cm">
          <text:p/>
        </draw:line>
        <draw:line draw:style-name="gr1" draw:text-style-name="P1" draw:layer="layout" svg:x1="27.288cm" svg:y1="2.437cm" svg:x2="27.288cm" svg:y2="4.977cm">
          <text:p/>
        </draw:line>
        <draw:line draw:style-name="gr1" draw:text-style-name="P1" draw:layer="layout" svg:x1="27.288cm" svg:y1="4.977cm" svg:x2="29.828cm" svg:y2="4.977cm">
          <text:p/>
        </draw:line>
        <draw:line draw:style-name="gr1" draw:text-style-name="P1" draw:layer="layout" svg:x1="29.793cm" svg:y1="4.977cm" svg:x2="29.793cm" svg:y2="2.437cm">
          <text:p/>
        </draw:line>
        <draw:line draw:style-name="gr1" draw:text-style-name="P1" draw:layer="layout" svg:x1="29.793cm" svg:y1="2.437cm" svg:x2="32.333cm" svg:y2="2.437cm">
          <text:p/>
        </draw:line>
        <draw:line draw:style-name="gr1" draw:text-style-name="P1" draw:layer="layout" svg:x1="32.333cm" svg:y1="2.437cm" svg:x2="32.333cm" svg:y2="4.977cm">
          <text:p/>
        </draw:line>
        <draw:line draw:style-name="gr1" draw:text-style-name="P1" draw:layer="layout" svg:x1="32.333cm" svg:y1="4.977cm" svg:x2="34.873cm" svg:y2="4.977cm">
          <text:p/>
        </draw:line>
        <draw:line draw:style-name="gr1" draw:text-style-name="P1" draw:layer="layout" svg:x1="34.848cm" svg:y1="4.977cm" svg:x2="34.848cm" svg:y2="2.437cm">
          <text:p/>
        </draw:line>
        <draw:line draw:style-name="gr1" draw:text-style-name="P1" draw:layer="layout" svg:x1="34.848cm" svg:y1="2.437cm" svg:x2="37.388cm" svg:y2="2.437cm">
          <text:p/>
        </draw:line>
        <draw:line draw:style-name="gr1" draw:text-style-name="P1" draw:layer="layout" svg:x1="37.388cm" svg:y1="2.437cm" svg:x2="37.388cm" svg:y2="4.977cm">
          <text:p/>
        </draw:line>
        <draw:line draw:style-name="gr1" draw:text-style-name="P1" draw:layer="layout" svg:x1="37.388cm" svg:y1="4.977cm" svg:x2="39.928cm" svg:y2="4.977cm">
          <text:p/>
        </draw:line>
        <draw:line draw:style-name="gr1" draw:text-style-name="P1" draw:layer="layout" svg:x1="39.948cm" svg:y1="4.977cm" svg:x2="39.948cm" svg:y2="2.437cm">
          <text:p/>
        </draw:line>
        <draw:line draw:style-name="gr1" draw:text-style-name="P1" draw:layer="layout" svg:x1="39.948cm" svg:y1="2.437cm" svg:x2="42.488cm" svg:y2="2.437cm">
          <text:p/>
        </draw:line>
        <draw:line draw:style-name="gr1" draw:text-style-name="P1" draw:layer="layout" svg:x1="42.488cm" svg:y1="2.437cm" svg:x2="42.488cm" svg:y2="4.977cm">
          <text:p/>
        </draw:line>
        <draw:line draw:style-name="gr1" draw:text-style-name="P1" draw:layer="layout" svg:x1="42.488cm" svg:y1="4.977cm" svg:x2="45.028cm" svg:y2="4.977cm">
          <text:p/>
        </draw:line>
        <draw:line draw:style-name="gr1" draw:text-style-name="P1" draw:layer="layout" svg:x1="45.048cm" svg:y1="4.977cm" svg:x2="45.048cm" svg:y2="2.437cm">
          <text:p/>
        </draw:line>
        <draw:line draw:style-name="gr1" draw:text-style-name="P1" draw:layer="layout" svg:x1="45.048cm" svg:y1="2.437cm" svg:x2="47.588cm" svg:y2="2.437cm">
          <text:p/>
        </draw:line>
        <draw:line draw:style-name="gr1" draw:text-style-name="P1" draw:layer="layout" svg:x1="47.588cm" svg:y1="2.437cm" svg:x2="47.588cm" svg:y2="4.977cm">
          <text:p/>
        </draw:line>
        <draw:line draw:style-name="gr1" draw:text-style-name="P1" draw:layer="layout" svg:x1="47.588cm" svg:y1="4.977cm" svg:x2="50.128cm" svg:y2="4.977cm">
          <text:p/>
        </draw:line>
        <draw:line draw:style-name="gr1" draw:text-style-name="P1" draw:layer="layout" svg:x1="50.148cm" svg:y1="4.977cm" svg:x2="50.148cm" svg:y2="2.437cm">
          <text:p/>
        </draw:line>
        <draw:line draw:style-name="gr1" draw:text-style-name="P1" draw:layer="layout" svg:x1="50.148cm" svg:y1="2.437cm" svg:x2="52.688cm" svg:y2="2.437cm">
          <text:p/>
        </draw:line>
        <draw:line draw:style-name="gr1" draw:text-style-name="P1" draw:layer="layout" svg:x1="52.688cm" svg:y1="2.437cm" svg:x2="52.688cm" svg:y2="4.977cm">
          <text:p/>
        </draw:line>
        <draw:line draw:style-name="gr1" draw:text-style-name="P1" draw:layer="layout" svg:x1="52.688cm" svg:y1="4.977cm" svg:x2="55.228cm" svg:y2="4.977cm">
          <text:p/>
        </draw:line>
        <draw:line draw:style-name="gr1" draw:text-style-name="P1" draw:layer="layout" svg:x1="55.208cm" svg:y1="5.007cm" svg:x2="55.208cm" svg:y2="2.467cm">
          <text:p/>
        </draw:line>
        <draw:line draw:style-name="gr1" draw:text-style-name="P1" draw:layer="layout" svg:x1="55.208cm" svg:y1="2.467cm" svg:x2="57.748cm" svg:y2="2.467cm">
          <text:p/>
        </draw:line>
        <draw:line draw:style-name="gr1" draw:text-style-name="P1" draw:layer="layout" svg:x1="57.748cm" svg:y1="2.467cm" svg:x2="57.748cm" svg:y2="5.007cm">
          <text:p/>
        </draw:line>
        <draw:line draw:style-name="gr1" draw:text-style-name="P1" draw:layer="layout" svg:x1="57.748cm" svg:y1="5.007cm" svg:x2="60.288cm" svg:y2="5.007cm">
          <text:p/>
        </draw:line>
        <draw:line draw:style-name="gr1" draw:text-style-name="P1" draw:layer="layout" svg:x1="60.268cm" svg:y1="5.037cm" svg:x2="60.268cm" svg:y2="2.497cm">
          <text:p/>
        </draw:line>
        <draw:line draw:style-name="gr1" draw:text-style-name="P1" draw:layer="layout" svg:x1="60.268cm" svg:y1="2.497cm" svg:x2="62.808cm" svg:y2="2.497cm">
          <text:p/>
        </draw:line>
        <draw:line draw:style-name="gr1" draw:text-style-name="P1" draw:layer="layout" svg:x1="62.808cm" svg:y1="2.497cm" svg:x2="62.808cm" svg:y2="5.037cm">
          <text:p/>
        </draw:line>
        <draw:line draw:style-name="gr1" draw:text-style-name="P1" draw:layer="layout" svg:x1="62.808cm" svg:y1="5.037cm" svg:x2="65.348cm" svg:y2="5.037cm">
          <text:p/>
        </draw:line>
        <draw:line draw:style-name="gr1" draw:text-style-name="P1" draw:layer="layout" svg:x1="65.328cm" svg:y1="4.967cm" svg:x2="65.328cm" svg:y2="2.427cm">
          <text:p/>
        </draw:line>
        <draw:line draw:style-name="gr1" draw:text-style-name="P1" draw:layer="layout" svg:x1="65.328cm" svg:y1="2.427cm" svg:x2="67.868cm" svg:y2="2.427cm">
          <text:p/>
        </draw:line>
        <draw:line draw:style-name="gr1" draw:text-style-name="P1" draw:layer="layout" svg:x1="67.868cm" svg:y1="2.427cm" svg:x2="67.868cm" svg:y2="4.967cm">
          <text:p/>
        </draw:line>
        <draw:line draw:style-name="gr1" draw:text-style-name="P1" draw:layer="layout" svg:x1="67.868cm" svg:y1="4.967cm" svg:x2="70.408cm" svg:y2="4.967cm">
          <text:p/>
        </draw:line>
        <draw:line draw:style-name="gr1" draw:text-style-name="P1" draw:layer="layout" svg:x1="70.388cm" svg:y1="4.897cm" svg:x2="70.388cm" svg:y2="2.357cm">
          <text:p/>
        </draw:line>
        <draw:line draw:style-name="gr1" draw:text-style-name="P1" draw:layer="layout" svg:x1="70.388cm" svg:y1="2.357cm" svg:x2="72.928cm" svg:y2="2.357cm">
          <text:p/>
        </draw:line>
        <draw:line draw:style-name="gr1" draw:text-style-name="P1" draw:layer="layout" svg:x1="72.928cm" svg:y1="2.357cm" svg:x2="72.928cm" svg:y2="4.897cm">
          <text:p/>
        </draw:line>
        <draw:line draw:style-name="gr1" draw:text-style-name="P1" draw:layer="layout" svg:x1="72.928cm" svg:y1="4.897cm" svg:x2="75.468cm" svg:y2="4.897cm">
          <text:p/>
        </draw:line>
        <draw:line draw:style-name="gr1" draw:text-style-name="P1" draw:layer="layout" svg:x1="75.448cm" svg:y1="4.927cm" svg:x2="75.448cm" svg:y2="2.387cm">
          <text:p/>
        </draw:line>
        <draw:line draw:style-name="gr1" draw:text-style-name="P1" draw:layer="layout" svg:x1="75.448cm" svg:y1="2.387cm" svg:x2="77.988cm" svg:y2="2.387cm">
          <text:p/>
        </draw:line>
        <draw:line draw:style-name="gr1" draw:text-style-name="P1" draw:layer="layout" svg:x1="77.988cm" svg:y1="2.387cm" svg:x2="77.988cm" svg:y2="4.927cm">
          <text:p/>
        </draw:line>
        <draw:line draw:style-name="gr1" draw:text-style-name="P1" draw:layer="layout" svg:x1="77.988cm" svg:y1="4.927cm" svg:x2="80.528cm" svg:y2="4.927cm">
          <text:p/>
        </draw:line>
        <draw:line draw:style-name="gr1" draw:text-style-name="P1" draw:layer="layout" svg:x1="80.559cm" svg:y1="4.89cm" svg:x2="80.559cm" svg:y2="2.35cm">
          <text:p/>
        </draw:line>
        <draw:line draw:style-name="gr1" draw:text-style-name="P1" draw:layer="layout" svg:x1="80.559cm" svg:y1="2.35cm" svg:x2="83.099cm" svg:y2="2.35cm">
          <text:p/>
        </draw:line>
        <draw:line draw:style-name="gr1" draw:text-style-name="P1" draw:layer="layout" svg:x1="83.099cm" svg:y1="2.35cm" svg:x2="83.099cm" svg:y2="4.89cm">
          <text:p/>
        </draw:line>
        <draw:line draw:style-name="gr1" draw:text-style-name="P1" draw:layer="layout" svg:x1="83.099cm" svg:y1="4.89cm" svg:x2="85.639cm" svg:y2="4.89cm">
          <text:p/>
        </draw:line>
        <draw:line draw:style-name="gr1" draw:text-style-name="P1" draw:layer="layout" svg:x1="85.659cm" svg:y1="4.89cm" svg:x2="85.659cm" svg:y2="2.35cm">
          <text:p/>
        </draw:line>
        <draw:line draw:style-name="gr1" draw:text-style-name="P1" draw:layer="layout" svg:x1="85.659cm" svg:y1="2.35cm" svg:x2="88.199cm" svg:y2="2.35cm">
          <text:p/>
        </draw:line>
        <draw:line draw:style-name="gr1" draw:text-style-name="P1" draw:layer="layout" svg:x1="88.199cm" svg:y1="2.35cm" svg:x2="88.199cm" svg:y2="4.89cm">
          <text:p/>
        </draw:line>
        <draw:line draw:style-name="gr1" draw:text-style-name="P1" draw:layer="layout" svg:x1="88.199cm" svg:y1="4.89cm" svg:x2="90.739cm" svg:y2="4.89cm">
          <text:p/>
        </draw:line>
        <draw:line draw:style-name="gr1" draw:text-style-name="P1" draw:layer="layout" svg:x1="90.759cm" svg:y1="4.89cm" svg:x2="90.759cm" svg:y2="2.35cm">
          <text:p/>
        </draw:line>
        <draw:line draw:style-name="gr1" draw:text-style-name="P1" draw:layer="layout" svg:x1="90.759cm" svg:y1="2.35cm" svg:x2="93.299cm" svg:y2="2.35cm">
          <text:p/>
        </draw:line>
        <draw:line draw:style-name="gr1" draw:text-style-name="P1" draw:layer="layout" svg:x1="93.299cm" svg:y1="2.35cm" svg:x2="93.299cm" svg:y2="4.89cm">
          <text:p/>
        </draw:line>
        <draw:line draw:style-name="gr1" draw:text-style-name="P1" draw:layer="layout" svg:x1="93.299cm" svg:y1="4.89cm" svg:x2="95.839cm" svg:y2="4.89cm">
          <text:p/>
        </draw:line>
        <draw:line draw:style-name="gr1" draw:text-style-name="P1" draw:layer="layout" svg:x1="95.859cm" svg:y1="4.89cm" svg:x2="95.859cm" svg:y2="2.35cm">
          <text:p/>
        </draw:line>
        <draw:line draw:style-name="gr1" draw:text-style-name="P1" draw:layer="layout" svg:x1="95.859cm" svg:y1="2.35cm" svg:x2="98.399cm" svg:y2="2.35cm">
          <text:p/>
        </draw:line>
        <draw:line draw:style-name="gr1" draw:text-style-name="P1" draw:layer="layout" svg:x1="98.399cm" svg:y1="2.35cm" svg:x2="98.399cm" svg:y2="4.89cm">
          <text:p/>
        </draw:line>
        <draw:line draw:style-name="gr1" draw:text-style-name="P1" draw:layer="layout" svg:x1="98.399cm" svg:y1="4.89cm" svg:x2="100.939cm" svg:y2="4.89cm">
          <text:p/>
        </draw:line>
        <draw:line draw:style-name="gr1" draw:text-style-name="P1" draw:layer="layout" svg:x1="100.919cm" svg:y1="4.92cm" svg:x2="100.919cm" svg:y2="2.38cm">
          <text:p/>
        </draw:line>
        <draw:line draw:style-name="gr1" draw:text-style-name="P1" draw:layer="layout" svg:x1="100.919cm" svg:y1="2.38cm" svg:x2="103.459cm" svg:y2="2.38cm">
          <text:p/>
        </draw:line>
        <draw:line draw:style-name="gr1" draw:text-style-name="P1" draw:layer="layout" svg:x1="103.459cm" svg:y1="2.38cm" svg:x2="103.459cm" svg:y2="4.92cm">
          <text:p/>
        </draw:line>
        <draw:line draw:style-name="gr1" draw:text-style-name="P1" draw:layer="layout" svg:x1="103.459cm" svg:y1="4.92cm" svg:x2="105.999cm" svg:y2="4.92cm">
          <text:p/>
        </draw:line>
        <draw:line draw:style-name="gr1" draw:text-style-name="P1" draw:layer="layout" svg:x1="105.979cm" svg:y1="4.95cm" svg:x2="105.979cm" svg:y2="2.41cm">
          <text:p/>
        </draw:line>
        <draw:line draw:style-name="gr1" draw:text-style-name="P1" draw:layer="layout" svg:x1="105.979cm" svg:y1="2.41cm" svg:x2="108.519cm" svg:y2="2.41cm">
          <text:p/>
        </draw:line>
        <draw:line draw:style-name="gr1" draw:text-style-name="P1" draw:layer="layout" svg:x1="108.519cm" svg:y1="2.41cm" svg:x2="108.519cm" svg:y2="4.95cm">
          <text:p/>
        </draw:line>
        <draw:custom-shape draw:style-name="gr2" draw:text-style-name="P3" draw:layer="layout" svg:width="5.08cm" svg:height="2.54cm" svg:x="9.52cm" svg:y="6.26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4.62cm" svg:y="6.26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9.72cm" svg:y="6.26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4.82cm" svg:y="6.26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9.92cm" svg:y="6.26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36cm" svg:height="3.095cm" svg:x="1.381cm" svg:y="6.768cm">
          <draw:text-box>
            <text:p text:style-name="P4"><text:span text:style-name="T2">lw $t0, 0($s1)</text:span></text:p>
          </draw:text-box>
        </draw:frame>
        <draw:custom-shape draw:style-name="gr2" draw:text-style-name="P3" draw:layer="layout" svg:width="5.08cm" svg:height="2.54cm" svg:x="14.597cm" svg:y="9.128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9.697cm" svg:y="9.128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4.797cm" svg:y="9.128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9.897cm" svg:y="9.128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34.997cm" svg:y="9.128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94cm" svg:height="2.159cm" svg:x="6.465cm" svg:y="9.636cm">
          <draw:text-box>
            <text:p text:style-name="P4"><text:span text:style-name="T2">lw $t1, 4($s1)</text:span></text:p>
          </draw:text-box>
        </draw:frame>
        <draw:custom-shape draw:style-name="gr2" draw:text-style-name="P3" draw:layer="layout" svg:width="5.08cm" svg:height="2.54cm" svg:x="19.685cm" svg:y="12.015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4.785cm" svg:y="12.015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9.885cm" svg:y="12.015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34.985cm" svg:y="12.015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0.085cm" svg:y="12.015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94cm" svg:height="2.159cm" svg:x="11.579cm" svg:y="12.43cm">
          <draw:text-box>
            <text:p text:style-name="P4"><text:span text:style-name="T2">lw $t2, 8($s1)</text:span></text:p>
          </draw:text-box>
        </draw:frame>
        <draw:custom-shape draw:style-name="gr2" draw:text-style-name="P3" draw:layer="layout" svg:width="5.08cm" svg:height="2.54cm" svg:x="24.786cm" svg:y="14.815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9.886cm" svg:y="14.815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34.986cm" svg:y="14.815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0.086cm" svg:y="14.815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5.186cm" svg:y="14.815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.581cm" svg:height="3.163cm" svg:x="15.439cm" svg:y="15.23cm">
          <draw:text-box>
            <text:p text:style-name="P4"><text:span text:style-name="T2">lw $t3, 12($s1)</text:span></text:p>
          </draw:text-box>
        </draw:frame>
        <draw:custom-shape draw:style-name="gr2" draw:text-style-name="P3" draw:layer="layout" svg:width="5.08cm" svg:height="2.54cm" svg:x="29.86cm" svg:y="17.718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34.96cm" svg:y="17.718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0.06cm" svg:y="17.718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5.16cm" svg:y="17.718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0.26cm" svg:y="17.718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083cm" svg:height="3.095cm" svg:x="20.011cm" svg:y="18.133cm">
          <draw:text-box>
            <text:p text:style-name="P4"><text:span text:style-name="T2">add $t4, $t0, $t1</text:span></text:p>
          </draw:text-box>
        </draw:frame>
        <draw:custom-shape draw:style-name="gr2" draw:text-style-name="P3" draw:layer="layout" svg:width="5.08cm" svg:height="2.54cm" svg:x="34.99cm" svg:y="20.631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0.09cm" svg:y="20.631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5.19cm" svg:y="20.631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0.29cm" svg:y="20.631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5.39cm" svg:y="20.631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083cm" svg:height="3.095cm" svg:x="25.141cm" svg:y="21.046cm">
          <draw:text-box>
            <text:p text:style-name="P4"><text:span text:style-name="T2">add $t5, $t2, $t3</text:span></text:p>
          </draw:text-box>
        </draw:frame>
        <draw:custom-shape draw:style-name="gr2" draw:text-style-name="P3" draw:layer="layout" svg:width="5.08cm" svg:height="2.54cm" svg:x="40.054cm" svg:y="23.479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5.154cm" svg:y="23.479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0.254cm" svg:y="23.479cm">
          <text:p text:style-name="P2"><text:span text:style-name="T1">EX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5.354cm" svg:y="23.479cm">
          <text:p text:style-name="P2"><text:span text:style-name="T1">M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60.454cm" svg:y="23.479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36cm" svg:height="3.095cm" svg:x="31.915cm" svg:y="23.987cm">
          <draw:text-box>
            <text:p text:style-name="P4"><text:span text:style-name="T2">lw </text:span><text:span text:style-name="T2">$t0</text:span><text:span text:style-name="T2">, </text:span><text:span text:style-name="T2">0($</text:span><text:span text:style-name="T2">s2)</text:span></text:p>
          </draw:text-box>
        </draw:frame>
        <draw:custom-shape draw:style-name="gr2" draw:text-style-name="P3" draw:layer="layout" svg:width="5.08cm" svg:height="2.54cm" svg:x="45.216cm" svg:y="26.381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0.316cm" svg:y="26.381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5.416cm" svg:y="26.381cm">
          <text:p text:style-name="P2"><text:span text:style-name="T1">EX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60.516cm" svg:y="26.381cm">
          <text:p text:style-name="P2"><text:span text:style-name="T1">M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65.616cm" svg:y="26.381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36cm" svg:height="3.095cm" svg:x="37.077cm" svg:y="26.889cm">
          <draw:text-box>
            <text:p text:style-name="P4"><text:span text:style-name="T2">lw </text:span><text:span text:style-name="T2">$t1</text:span><text:span text:style-name="T2">, </text:span><text:span text:style-name="T2">4($</text:span><text:span text:style-name="T2">s2)</text:span></text:p>
          </draw:text-box>
        </draw:frame>
        <draw:custom-shape draw:style-name="gr2" draw:text-style-name="P3" draw:layer="layout" svg:width="5.08cm" svg:height="2.54cm" svg:x="55.503cm" svg:y="32.196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60.603cm" svg:y="32.196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65.703cm" svg:y="32.196cm">
          <text:p text:style-name="P2"><text:span text:style-name="T1">EX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0.803cm" svg:y="32.196cm">
          <text:p text:style-name="P2"><text:span text:style-name="T1">M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5.903cm" svg:y="32.196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083cm" svg:height="3.095cm" svg:x="45.654cm" svg:y="32.611cm">
          <draw:text-box>
            <text:p text:style-name="P4"><text:span text:style-name="T2">ad</text:span><text:span text:style-name="T2">d </text:span><text:span text:style-name="T2">$t6</text:span><text:span text:style-name="T2">, </text:span><text:span text:style-name="T2">$t4</text:span><text:span text:style-name="T2">, </text:span><text:span text:style-name="T2">$t5</text:span></text:p>
          </draw:text-box>
        </draw:frame>
        <draw:custom-shape draw:style-name="gr2" draw:text-style-name="P3" draw:layer="layout" svg:width="5.08cm" svg:height="2.54cm" svg:x="50.323cm" svg:y="29.302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5.423cm" svg:y="29.302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60.523cm" svg:y="29.302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65.623cm" svg:y="29.302cm">
          <text:p text:style-name="P2"><text:span text:style-name="T1">M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0.723cm" svg:y="29.302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36cm" svg:height="3.095cm" svg:x="42.184cm" svg:y="29.81cm">
          <draw:text-box>
            <text:p text:style-name="P4"><text:span text:style-name="T2">lw </text:span><text:span text:style-name="T2">$t2</text:span><text:span text:style-name="T2">, </text:span><text:span text:style-name="T2">8($</text:span><text:span text:style-name="T2">s2)</text:span></text:p>
          </draw:text-box>
        </draw:frame>
        <draw:custom-shape draw:style-name="gr2" draw:text-style-name="P3" draw:layer="layout" svg:width="5.08cm" svg:height="2.54cm" svg:x="60.604cm" svg:y="35.196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65.704cm" svg:y="35.196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0.804cm" svg:y="35.196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5.904cm" svg:y="35.196cm">
          <text:p text:style-name="P2"><text:span text:style-name="T1">M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1.004cm" svg:y="35.196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2.086cm" svg:height="3.163cm" svg:x="50.352cm" svg:y="35.611cm">
          <draw:text-box>
            <text:p text:style-name="P4"><text:span text:style-name="T2">ad</text:span><text:span text:style-name="T2">di </text:span><text:span text:style-name="T2">$t0</text:span><text:span text:style-name="T2">, </text:span><text:span text:style-name="T2">$t9</text:span><text:span text:style-name="T2">, </text:span><text:span text:style-name="T2">42</text:span></text:p>
          </draw:text-box>
        </draw:frame>
        <draw:custom-shape draw:style-name="gr2" draw:text-style-name="P3" draw:layer="layout" svg:width="5.08cm" svg:height="2.54cm" svg:x="65.705cm" svg:y="38.196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0.805cm" svg:y="38.196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5.905cm" svg:y="38.196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1.005cm" svg:y="38.196cm">
          <text:p text:style-name="P2"><text:span text:style-name="T1">M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6.105cm" svg:y="38.196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2.086cm" svg:height="3.163cm" svg:x="55.053cm" svg:y="38.611cm">
          <draw:text-box>
            <text:p text:style-name="P4"><text:span text:style-name="T2">ad</text:span><text:span text:style-name="T2">di </text:span><text:span text:style-name="T2">$t1</text:span><text:span text:style-name="T2">, </text:span><text:span text:style-name="T2">$t9</text:span><text:span text:style-name="T2">, </text:span><text:span text:style-name="T2">10</text:span><text:span text:style-name="T2">0</text:span></text:p>
          </draw:text-box>
        </draw:frame>
        <draw:custom-shape draw:style-name="gr2" draw:text-style-name="P3" draw:layer="layout" svg:width="5.08cm" svg:height="2.54cm" svg:x="70.806cm" svg:y="41.096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5.906cm" svg:y="41.096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1.006cm" svg:y="41.096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6.106cm" svg:y="41.096cm">
          <text:p text:style-name="P2"><text:span text:style-name="T1">M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91.206cm" svg:y="41.096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2.086cm" svg:height="3.163cm" svg:x="59.454cm" svg:y="41.511cm">
          <draw:text-box>
            <text:p text:style-name="P4"><text:span text:style-name="T2">ad</text:span><text:span text:style-name="T2">di </text:span><text:span text:style-name="T2">$t2</text:span><text:span text:style-name="T2">, </text:span><text:span text:style-name="T2">$t9</text:span><text:span text:style-name="T2">, </text:span><text:span text:style-name="T2">20</text:span><text:span text:style-name="T2">17</text:span></text:p>
          </draw:text-box>
        </draw:frame>
        <draw:custom-shape draw:style-name="gr2" draw:text-style-name="P3" draw:layer="layout" svg:width="5.08cm" svg:height="2.54cm" svg:x="75.907cm" svg:y="44.096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1.007cm" svg:y="44.096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6.107cm" svg:y="44.096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91.207cm" svg:y="44.096cm">
          <text:p text:style-name="P2"><text:span text:style-name="T1">M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96.307cm" svg:y="44.096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0.105cm" svg:height="3.163cm" svg:x="66.355cm" svg:y="44.511cm">
          <draw:text-box>
            <text:p text:style-name="P4"><text:span text:style-name="T2">sw </text:span><text:span text:style-name="T2">$t6</text:span><text:span text:style-name="T2">, </text:span><text:span text:style-name="T2">16(</text:span><text:span text:style-name="T2">$s</text:span><text:span text:style-name="T2">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9.88cm" fo:page-height="50.0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2:18:57.269712490</meta:creation-date>
    <dc:date>2017-12-11T09:30:57.534043054</dc:date>
    <meta:editing-duration>PT10H13M35S</meta:editing-duration>
    <meta:editing-cycles>28</meta:editing-cycles>
    <meta:generator>LibreOffice/5.1.6.2$Linux_X86_64 LibreOffice_project/10m0$Build-2</meta:generator>
    <meta:document-statistic meta:object-count="164"/>
  </office:meta>
</office:document-meta>
</file>